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584" officeooo:paragraph-rsid="00159584"/>
    </style:style>
    <style:style style:name="P2" style:family="paragraph" style:parent-style-name="Standard">
      <style:text-properties officeooo:rsid="00159584" officeooo:paragraph-rsid="003e39e0"/>
    </style:style>
    <style:style style:name="P3" style:family="paragraph" style:parent-style-name="Standard">
      <style:text-properties officeooo:paragraph-rsid="00159584"/>
    </style:style>
    <style:style style:name="P4" style:family="paragraph" style:parent-style-name="Standard">
      <style:text-properties officeooo:rsid="002553db" officeooo:paragraph-rsid="002553db"/>
    </style:style>
    <style:style style:name="P5" style:family="paragraph" style:parent-style-name="Standard">
      <style:text-properties officeooo:rsid="002d5aa5" officeooo:paragraph-rsid="002d5aa5"/>
    </style:style>
    <style:style style:name="P6" style:family="paragraph" style:parent-style-name="Standard">
      <style:text-properties officeooo:rsid="002ed3c4" officeooo:paragraph-rsid="002ed3c4"/>
    </style:style>
    <style:style style:name="P7" style:family="paragraph" style:parent-style-name="Standard">
      <style:text-properties officeooo:rsid="00323e72" officeooo:paragraph-rsid="00323e72"/>
    </style:style>
    <style:style style:name="P8" style:family="paragraph" style:parent-style-name="Standard">
      <style:text-properties officeooo:rsid="0032adf3" officeooo:paragraph-rsid="0032adf3"/>
    </style:style>
    <style:style style:name="P9" style:family="paragraph" style:parent-style-name="Standard">
      <style:text-properties officeooo:rsid="00373286" officeooo:paragraph-rsid="00373286"/>
    </style:style>
    <style:style style:name="P10" style:family="paragraph" style:parent-style-name="Standard">
      <style:text-properties officeooo:rsid="003ffd61" officeooo:paragraph-rsid="003ffd61"/>
    </style:style>
    <style:style style:name="P11" style:family="paragraph" style:parent-style-name="Standard">
      <style:text-properties officeooo:rsid="003ffd61" officeooo:paragraph-rsid="007eabd5"/>
    </style:style>
    <style:style style:name="P12" style:family="paragraph" style:parent-style-name="Standard">
      <style:text-properties officeooo:rsid="003ffd61" officeooo:paragraph-rsid="00af1d83"/>
    </style:style>
    <style:style style:name="P13" style:family="paragraph" style:parent-style-name="Standard">
      <style:text-properties officeooo:rsid="003ffd61" officeooo:paragraph-rsid="00afaade"/>
    </style:style>
    <style:style style:name="P14" style:family="paragraph" style:parent-style-name="Standard">
      <style:text-properties officeooo:rsid="004c9e75" officeooo:paragraph-rsid="004c9e75"/>
    </style:style>
    <style:style style:name="P15" style:family="paragraph" style:parent-style-name="Standard">
      <style:text-properties officeooo:rsid="004e2a00" officeooo:paragraph-rsid="004e2a00"/>
    </style:style>
    <style:style style:name="P16" style:family="paragraph" style:parent-style-name="Standard">
      <style:text-properties officeooo:rsid="004e2a00" officeooo:paragraph-rsid="00af1d83"/>
    </style:style>
    <style:style style:name="P17" style:family="paragraph" style:parent-style-name="Standard">
      <style:text-properties officeooo:rsid="004e2a00" officeooo:paragraph-rsid="00afaade"/>
    </style:style>
    <style:style style:name="P18" style:family="paragraph" style:parent-style-name="Standard">
      <style:text-properties officeooo:rsid="005156bb" officeooo:paragraph-rsid="005156bb"/>
    </style:style>
    <style:style style:name="P19" style:family="paragraph" style:parent-style-name="Standard">
      <style:text-properties officeooo:rsid="004fb149" officeooo:paragraph-rsid="004fb149"/>
    </style:style>
    <style:style style:name="P20" style:family="paragraph" style:parent-style-name="Standard">
      <style:text-properties officeooo:rsid="0056dc98" officeooo:paragraph-rsid="0056dc98"/>
    </style:style>
    <style:style style:name="P21" style:family="paragraph" style:parent-style-name="Standard">
      <style:text-properties officeooo:rsid="006507e3" officeooo:paragraph-rsid="006507e3"/>
    </style:style>
    <style:style style:name="P22" style:family="paragraph" style:parent-style-name="Standard">
      <style:text-properties officeooo:rsid="0065e6de" officeooo:paragraph-rsid="0065e6de"/>
    </style:style>
    <style:style style:name="P23" style:family="paragraph" style:parent-style-name="Standard">
      <style:text-properties officeooo:rsid="0078aed1" officeooo:paragraph-rsid="0078aed1"/>
    </style:style>
    <style:style style:name="P24" style:family="paragraph" style:parent-style-name="Standard">
      <style:text-properties officeooo:rsid="007999fc" officeooo:paragraph-rsid="007999fc"/>
    </style:style>
    <style:style style:name="P25" style:family="paragraph" style:parent-style-name="Standard">
      <style:text-properties officeooo:rsid="007cbd0f" officeooo:paragraph-rsid="007cbd0f"/>
    </style:style>
    <style:style style:name="P26" style:family="paragraph" style:parent-style-name="Standard">
      <style:text-properties officeooo:rsid="007f529e" officeooo:paragraph-rsid="007f529e"/>
    </style:style>
    <style:style style:name="P27" style:family="paragraph" style:parent-style-name="Standard">
      <style:text-properties officeooo:rsid="00577b8e" officeooo:paragraph-rsid="0056dc98"/>
    </style:style>
    <style:style style:name="P28" style:family="paragraph" style:parent-style-name="Standard">
      <style:text-properties officeooo:rsid="0081dba7" officeooo:paragraph-rsid="0081dba7"/>
    </style:style>
    <style:style style:name="P29" style:family="paragraph" style:parent-style-name="Standard">
      <style:text-properties officeooo:rsid="00839a3a" officeooo:paragraph-rsid="00839a3a"/>
    </style:style>
    <style:style style:name="P30" style:family="paragraph" style:parent-style-name="Standard">
      <style:text-properties officeooo:rsid="008bbf0b" officeooo:paragraph-rsid="008bbf0b"/>
    </style:style>
    <style:style style:name="P31" style:family="paragraph" style:parent-style-name="Standard">
      <style:text-properties officeooo:rsid="008d6ef8" officeooo:paragraph-rsid="008d6ef8"/>
    </style:style>
    <style:style style:name="P32" style:family="paragraph" style:parent-style-name="Standard">
      <style:text-properties officeooo:rsid="00927695" officeooo:paragraph-rsid="00927695"/>
    </style:style>
    <style:style style:name="P33" style:family="paragraph" style:parent-style-name="Standard">
      <style:text-properties officeooo:rsid="00993d55" officeooo:paragraph-rsid="00993d55"/>
    </style:style>
    <style:style style:name="P34" style:family="paragraph" style:parent-style-name="Standard">
      <style:text-properties officeooo:rsid="0099a607" officeooo:paragraph-rsid="0099a607"/>
    </style:style>
    <style:style style:name="P35" style:family="paragraph" style:parent-style-name="Standard">
      <style:text-properties officeooo:rsid="00a048da" officeooo:paragraph-rsid="00a048da"/>
    </style:style>
    <style:style style:name="P36" style:family="paragraph" style:parent-style-name="Standard">
      <style:text-properties officeooo:rsid="00a4c663" officeooo:paragraph-rsid="00a4c663"/>
    </style:style>
    <style:style style:name="P37" style:family="paragraph" style:parent-style-name="Standard">
      <style:text-properties officeooo:rsid="00a69ec5" officeooo:paragraph-rsid="00a69ec5"/>
    </style:style>
    <style:style style:name="P38" style:family="paragraph" style:parent-style-name="Standard">
      <style:text-properties officeooo:rsid="0088703e" officeooo:paragraph-rsid="00839a3a"/>
    </style:style>
    <style:style style:name="P39" style:family="paragraph" style:parent-style-name="Standard">
      <style:text-properties officeooo:rsid="004e2a00" officeooo:paragraph-rsid="00afaade"/>
    </style:style>
    <style:style style:name="P40" style:family="paragraph" style:parent-style-name="Standard">
      <style:text-properties officeooo:rsid="00b0501c" officeooo:paragraph-rsid="00b0501c"/>
    </style:style>
    <style:style style:name="P41" style:family="paragraph" style:parent-style-name="Standard">
      <style:text-properties officeooo:rsid="00b166d8" officeooo:paragraph-rsid="00b166d8"/>
    </style:style>
    <style:style style:name="P42" style:family="paragraph" style:parent-style-name="Standard">
      <style:text-properties officeooo:rsid="00b67518" officeooo:paragraph-rsid="00b67518"/>
    </style:style>
    <style:style style:name="P43" style:family="paragraph" style:parent-style-name="Standard">
      <style:text-properties officeooo:rsid="00b8cda0" officeooo:paragraph-rsid="00b8cda0"/>
    </style:style>
    <style:style style:name="P44" style:family="paragraph" style:parent-style-name="Standard">
      <style:text-properties officeooo:rsid="00bc867d" officeooo:paragraph-rsid="00bc867d"/>
    </style:style>
    <style:style style:name="P45" style:family="paragraph" style:parent-style-name="Standard">
      <style:text-properties officeooo:rsid="00be514c" officeooo:paragraph-rsid="00be514c"/>
    </style:style>
    <style:style style:name="P46" style:family="paragraph" style:parent-style-name="Standard">
      <style:text-properties officeooo:rsid="00c4ea81" officeooo:paragraph-rsid="00c4ea81"/>
    </style:style>
    <style:style style:name="P47" style:family="paragraph" style:parent-style-name="Standard">
      <style:text-properties officeooo:rsid="00c7a32b" officeooo:paragraph-rsid="00c7a32b"/>
    </style:style>
    <style:style style:name="P48" style:family="paragraph" style:parent-style-name="Standard">
      <style:text-properties officeooo:rsid="00c9cace" officeooo:paragraph-rsid="00c9cace"/>
    </style:style>
    <style:style style:name="P49" style:family="paragraph" style:parent-style-name="Standard">
      <style:text-properties officeooo:rsid="00cc8d09" officeooo:paragraph-rsid="00cc8d09"/>
    </style:style>
    <style:style style:name="P50" style:family="paragraph" style:parent-style-name="Standard">
      <style:text-properties officeooo:rsid="00d01f48" officeooo:paragraph-rsid="00d01f48"/>
    </style:style>
    <style:style style:name="P51" style:family="paragraph" style:parent-style-name="Standard">
      <style:text-properties officeooo:rsid="00d60fda" officeooo:paragraph-rsid="00d60fda"/>
    </style:style>
    <style:style style:name="P52" style:family="paragraph" style:parent-style-name="Standard">
      <style:text-properties officeooo:rsid="00ddc19b" officeooo:paragraph-rsid="00ddc19b"/>
    </style:style>
    <style:style style:name="P53" style:family="paragraph" style:parent-style-name="Standard">
      <style:text-properties officeooo:rsid="00de594c" officeooo:paragraph-rsid="00de594c"/>
    </style:style>
    <style:style style:name="T1" style:family="text">
      <style:text-properties officeooo:rsid="00165cc8"/>
    </style:style>
    <style:style style:name="T2" style:family="text">
      <style:text-properties officeooo:rsid="0016c5fb"/>
    </style:style>
    <style:style style:name="T3" style:family="text">
      <style:text-properties officeooo:rsid="0016c6f1"/>
    </style:style>
    <style:style style:name="T4" style:family="text">
      <style:text-properties officeooo:rsid="0017d91c"/>
    </style:style>
    <style:style style:name="T5" style:family="text">
      <style:text-properties officeooo:rsid="00197d40"/>
    </style:style>
    <style:style style:name="T6" style:family="text">
      <style:text-properties officeooo:rsid="001bf9cb"/>
    </style:style>
    <style:style style:name="T7" style:family="text">
      <style:text-properties officeooo:rsid="001d13cd"/>
    </style:style>
    <style:style style:name="T8" style:family="text">
      <style:text-properties officeooo:rsid="001e654a"/>
    </style:style>
    <style:style style:name="T9" style:family="text">
      <style:text-properties officeooo:rsid="00200a35"/>
    </style:style>
    <style:style style:name="T10" style:family="text">
      <style:text-properties officeooo:rsid="002192be"/>
    </style:style>
    <style:style style:name="T11" style:family="text">
      <style:text-properties officeooo:rsid="002257d7"/>
    </style:style>
    <style:style style:name="T12" style:family="text">
      <style:text-properties officeooo:rsid="00242de7"/>
    </style:style>
    <style:style style:name="T13" style:family="text">
      <style:text-properties officeooo:rsid="002553db"/>
    </style:style>
    <style:style style:name="T14" style:family="text">
      <style:text-properties officeooo:rsid="00275de5"/>
    </style:style>
    <style:style style:name="T15" style:family="text">
      <style:text-properties officeooo:rsid="00286e58"/>
    </style:style>
    <style:style style:name="T16" style:family="text">
      <style:text-properties officeooo:rsid="00293978"/>
    </style:style>
    <style:style style:name="T17" style:family="text">
      <style:text-properties officeooo:rsid="002ae846"/>
    </style:style>
    <style:style style:name="T18" style:family="text">
      <style:text-properties officeooo:rsid="002b8c13"/>
    </style:style>
    <style:style style:name="T19" style:family="text">
      <style:text-properties officeooo:rsid="002c317b"/>
    </style:style>
    <style:style style:name="T20" style:family="text">
      <style:text-properties officeooo:rsid="002d5aa5"/>
    </style:style>
    <style:style style:name="T21" style:family="text">
      <style:text-properties officeooo:rsid="002d9e1e"/>
    </style:style>
    <style:style style:name="T22" style:family="text">
      <style:text-properties officeooo:rsid="002ed3c4"/>
    </style:style>
    <style:style style:name="T23" style:family="text">
      <style:text-properties officeooo:rsid="002fc8ee"/>
    </style:style>
    <style:style style:name="T24" style:family="text">
      <style:text-properties officeooo:rsid="003124bd"/>
    </style:style>
    <style:style style:name="T25" style:family="text">
      <style:text-properties officeooo:rsid="00334f13"/>
    </style:style>
    <style:style style:name="T26" style:family="text">
      <style:text-properties officeooo:rsid="0034db99"/>
    </style:style>
    <style:style style:name="T27" style:family="text">
      <style:text-properties officeooo:rsid="003686c0"/>
    </style:style>
    <style:style style:name="T28" style:family="text">
      <style:text-properties officeooo:rsid="00383403"/>
    </style:style>
    <style:style style:name="T29" style:family="text">
      <style:text-properties officeooo:rsid="003a14fe"/>
    </style:style>
    <style:style style:name="T30" style:family="text">
      <style:text-properties officeooo:rsid="003b6dc9"/>
    </style:style>
    <style:style style:name="T31" style:family="text">
      <style:text-properties officeooo:rsid="003d42ec"/>
    </style:style>
    <style:style style:name="T32" style:family="text">
      <style:text-properties officeooo:rsid="003e39e0"/>
    </style:style>
    <style:style style:name="T33" style:family="text">
      <style:text-properties officeooo:rsid="003fa5a5"/>
    </style:style>
    <style:style style:name="T34" style:family="text">
      <style:text-properties officeooo:rsid="003fd6a3"/>
    </style:style>
    <style:style style:name="T35" style:family="text">
      <style:text-properties officeooo:rsid="00417c96"/>
    </style:style>
    <style:style style:name="T36" style:family="text">
      <style:text-properties officeooo:rsid="00423ac2"/>
    </style:style>
    <style:style style:name="T37" style:family="text">
      <style:text-properties officeooo:rsid="00442764"/>
    </style:style>
    <style:style style:name="T38" style:family="text">
      <style:text-properties officeooo:rsid="0044e56c"/>
    </style:style>
    <style:style style:name="T39" style:family="text">
      <style:text-properties officeooo:rsid="0045814a"/>
    </style:style>
    <style:style style:name="T40" style:family="text">
      <style:text-properties officeooo:rsid="0045c21d"/>
    </style:style>
    <style:style style:name="T41" style:family="text">
      <style:text-properties officeooo:rsid="00476ea8"/>
    </style:style>
    <style:style style:name="T42" style:family="text">
      <style:text-properties officeooo:rsid="0048b390"/>
    </style:style>
    <style:style style:name="T43" style:family="text">
      <style:text-properties officeooo:rsid="00495b53"/>
    </style:style>
    <style:style style:name="T44" style:family="text">
      <style:text-properties officeooo:rsid="004b1c24"/>
    </style:style>
    <style:style style:name="T45" style:family="text">
      <style:text-properties officeooo:rsid="0052fcc1"/>
    </style:style>
    <style:style style:name="T46" style:family="text">
      <style:text-properties officeooo:rsid="0053e49a"/>
    </style:style>
    <style:style style:name="T47" style:family="text">
      <style:text-properties officeooo:rsid="00555204"/>
    </style:style>
    <style:style style:name="T48" style:family="text">
      <style:text-properties officeooo:rsid="0059c252"/>
    </style:style>
    <style:style style:name="T49" style:family="text">
      <style:text-properties officeooo:rsid="005b2693"/>
    </style:style>
    <style:style style:name="T50" style:family="text">
      <style:text-properties officeooo:rsid="005c00c1"/>
    </style:style>
    <style:style style:name="T51" style:family="text">
      <style:text-properties officeooo:rsid="005c0e36"/>
    </style:style>
    <style:style style:name="T52" style:family="text">
      <style:text-properties officeooo:rsid="005c2529"/>
    </style:style>
    <style:style style:name="T53" style:family="text">
      <style:text-properties officeooo:rsid="005d5960"/>
    </style:style>
    <style:style style:name="T54" style:family="text">
      <style:text-properties officeooo:rsid="005f0493"/>
    </style:style>
    <style:style style:name="T55" style:family="text">
      <style:text-properties officeooo:rsid="005fc47a"/>
    </style:style>
    <style:style style:name="T56" style:family="text">
      <style:text-properties officeooo:rsid="0060e8ba"/>
    </style:style>
    <style:style style:name="T57" style:family="text">
      <style:text-properties officeooo:rsid="006170a7"/>
    </style:style>
    <style:style style:name="T58" style:family="text">
      <style:text-properties officeooo:rsid="00619853"/>
    </style:style>
    <style:style style:name="T59" style:family="text">
      <style:text-properties officeooo:rsid="006226d1"/>
    </style:style>
    <style:style style:name="T60" style:family="text">
      <style:text-properties officeooo:rsid="0063c9d0"/>
    </style:style>
    <style:style style:name="T61" style:family="text">
      <style:text-properties officeooo:rsid="00674c49"/>
    </style:style>
    <style:style style:name="T62" style:family="text">
      <style:text-properties officeooo:rsid="006876e1"/>
    </style:style>
    <style:style style:name="T63" style:family="text">
      <style:text-properties officeooo:rsid="00695501"/>
    </style:style>
    <style:style style:name="T64" style:family="text">
      <style:text-properties officeooo:rsid="006966a4"/>
    </style:style>
    <style:style style:name="T65" style:family="text">
      <style:text-properties officeooo:rsid="0069a491"/>
    </style:style>
    <style:style style:name="T66" style:family="text">
      <style:text-properties officeooo:rsid="006d3190"/>
    </style:style>
    <style:style style:name="T67" style:family="text">
      <style:text-properties officeooo:rsid="006f296c"/>
    </style:style>
    <style:style style:name="T68" style:family="text">
      <style:text-properties officeooo:rsid="0070e6d3"/>
    </style:style>
    <style:style style:name="T69" style:family="text">
      <style:text-properties officeooo:rsid="00714cc4"/>
    </style:style>
    <style:style style:name="T70" style:family="text">
      <style:text-properties officeooo:rsid="0075e6ba"/>
    </style:style>
    <style:style style:name="T71" style:family="text">
      <style:text-properties officeooo:rsid="0078aed1"/>
    </style:style>
    <style:style style:name="T72" style:family="text">
      <style:text-properties officeooo:rsid="007ac716"/>
    </style:style>
    <style:style style:name="T73" style:family="text">
      <style:text-properties officeooo:rsid="007cdc7d"/>
    </style:style>
    <style:style style:name="T74" style:family="text">
      <style:text-properties officeooo:rsid="007d58d7"/>
    </style:style>
    <style:style style:name="T75" style:family="text">
      <style:text-properties officeooo:rsid="00839a3a"/>
    </style:style>
    <style:style style:name="T76" style:family="text">
      <style:text-properties officeooo:rsid="00840002"/>
    </style:style>
    <style:style style:name="T77" style:family="text">
      <style:text-properties officeooo:rsid="0085ed61"/>
    </style:style>
    <style:style style:name="T78" style:family="text">
      <style:text-properties officeooo:rsid="008704aa"/>
    </style:style>
    <style:style style:name="T79" style:family="text">
      <style:text-properties officeooo:rsid="0088703e"/>
    </style:style>
    <style:style style:name="T80" style:family="text">
      <style:text-properties officeooo:rsid="008a278c"/>
    </style:style>
    <style:style style:name="T81" style:family="text">
      <style:text-properties officeooo:rsid="008ecf47"/>
    </style:style>
    <style:style style:name="T82" style:family="text">
      <style:text-properties officeooo:rsid="008f0922"/>
    </style:style>
    <style:style style:name="T83" style:family="text">
      <style:text-properties officeooo:rsid="008fbc9b"/>
    </style:style>
    <style:style style:name="T84" style:family="text">
      <style:text-properties officeooo:rsid="00903c6e"/>
    </style:style>
    <style:style style:name="T85" style:family="text">
      <style:text-properties officeooo:rsid="00929032"/>
    </style:style>
    <style:style style:name="T86" style:family="text">
      <style:text-properties officeooo:rsid="00977066"/>
    </style:style>
    <style:style style:name="T87" style:family="text">
      <style:text-properties officeooo:rsid="00994284"/>
    </style:style>
    <style:style style:name="T88" style:family="text">
      <style:text-properties officeooo:rsid="0099d1d4"/>
    </style:style>
    <style:style style:name="T89" style:family="text">
      <style:text-properties officeooo:rsid="009b5a9b"/>
    </style:style>
    <style:style style:name="T90" style:family="text">
      <style:text-properties officeooo:rsid="009bdebb"/>
    </style:style>
    <style:style style:name="T91" style:family="text">
      <style:text-properties officeooo:rsid="009d881d"/>
    </style:style>
    <style:style style:name="T92" style:family="text">
      <style:text-properties officeooo:rsid="009e4639"/>
    </style:style>
    <style:style style:name="T93" style:family="text">
      <style:text-properties officeooo:rsid="009ef7e1"/>
    </style:style>
    <style:style style:name="T94" style:family="text">
      <style:text-properties officeooo:rsid="00a0f854"/>
    </style:style>
    <style:style style:name="T95" style:family="text">
      <style:text-properties officeooo:rsid="00a26d72"/>
    </style:style>
    <style:style style:name="T96" style:family="text">
      <style:text-properties officeooo:rsid="00a2fcb8"/>
    </style:style>
    <style:style style:name="T97" style:family="text">
      <style:text-properties officeooo:rsid="00a5cb49"/>
    </style:style>
    <style:style style:name="T98" style:family="text">
      <style:text-properties officeooo:rsid="00a6fa7a"/>
    </style:style>
    <style:style style:name="T99" style:family="text">
      <style:text-properties officeooo:rsid="00a805a5"/>
    </style:style>
    <style:style style:name="T100" style:family="text">
      <style:text-properties officeooo:rsid="00a985cc"/>
    </style:style>
    <style:style style:name="T101" style:family="text">
      <style:text-properties officeooo:rsid="00ab86f1"/>
    </style:style>
    <style:style style:name="T102" style:family="text">
      <style:text-properties officeooo:rsid="00ac48d7"/>
    </style:style>
    <style:style style:name="T103" style:family="text">
      <style:text-properties officeooo:rsid="00ad1bde"/>
    </style:style>
    <style:style style:name="T104" style:family="text">
      <style:text-properties officeooo:rsid="00adcc11"/>
    </style:style>
    <style:style style:name="T105" style:family="text">
      <style:text-properties officeooo:rsid="00af1d83"/>
    </style:style>
    <style:style style:name="T106" style:family="text">
      <style:text-properties officeooo:rsid="00afaade"/>
    </style:style>
    <style:style style:name="T107" style:family="text">
      <style:text-properties officeooo:rsid="00b1d877"/>
    </style:style>
    <style:style style:name="T108" style:family="text">
      <style:text-properties officeooo:rsid="00b2d8c0"/>
    </style:style>
    <style:style style:name="T109" style:family="text">
      <style:text-properties officeooo:rsid="00b4bf2d"/>
    </style:style>
    <style:style style:name="T110" style:family="text">
      <style:text-properties officeooo:rsid="00b67518"/>
    </style:style>
    <style:style style:name="T111" style:family="text">
      <style:text-properties officeooo:rsid="00b6e9b1"/>
    </style:style>
    <style:style style:name="T112" style:family="text">
      <style:text-properties officeooo:rsid="00ba02e6"/>
    </style:style>
    <style:style style:name="T113" style:family="text">
      <style:text-properties officeooo:rsid="00bbc3a7"/>
    </style:style>
    <style:style style:name="T114" style:family="text">
      <style:text-properties officeooo:rsid="00bbc987"/>
    </style:style>
    <style:style style:name="T115" style:family="text">
      <style:text-properties officeooo:rsid="00bc867d"/>
    </style:style>
    <style:style style:name="T116" style:family="text">
      <style:text-properties officeooo:rsid="00bfe17c"/>
    </style:style>
    <style:style style:name="T117" style:family="text">
      <style:text-properties officeooo:rsid="00bff4e5"/>
    </style:style>
    <style:style style:name="T118" style:family="text">
      <style:text-properties officeooo:rsid="00c1d6f3"/>
    </style:style>
    <style:style style:name="T119" style:family="text">
      <style:text-properties officeooo:rsid="00c3aa43"/>
    </style:style>
    <style:style style:name="T120" style:family="text">
      <style:text-properties officeooo:rsid="00c6901a"/>
    </style:style>
    <style:style style:name="T121" style:family="text">
      <style:text-properties officeooo:rsid="00c84cb8"/>
    </style:style>
    <style:style style:name="T122" style:family="text">
      <style:text-properties officeooo:rsid="00c9f654"/>
    </style:style>
    <style:style style:name="T123" style:family="text">
      <style:text-properties officeooo:rsid="00cb4e8e"/>
    </style:style>
    <style:style style:name="T124" style:family="text">
      <style:text-properties officeooo:rsid="00cd3fd9"/>
    </style:style>
    <style:style style:name="T125" style:family="text">
      <style:text-properties officeooo:rsid="00ced405"/>
    </style:style>
    <style:style style:name="T126" style:family="text">
      <style:text-properties officeooo:rsid="00d0337f"/>
    </style:style>
    <style:style style:name="T127" style:family="text">
      <style:text-properties officeooo:rsid="00d09244"/>
    </style:style>
    <style:style style:name="T128" style:family="text">
      <style:text-properties officeooo:rsid="00d26e18"/>
    </style:style>
    <style:style style:name="T129" style:family="text">
      <style:text-properties officeooo:rsid="00d46357"/>
    </style:style>
    <style:style style:name="T130" style:family="text">
      <style:text-properties officeooo:rsid="00d72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TEMA 1</text:p>
      <text:p text:style-name="P14"/>
      <text:p text:style-name="P1">MÓDULO 1 </text:p>
      <text:p text:style-name="P1"/>
      <text:p text:style-name="P1"><text:span text:style-name="T13">1-</text:span>VAMOS COMEÇAR </text:p>
      <text:p text:style-name="P1">-<text:span text:style-name="T1">Quais contribuições a pesquisa e o desenvolvimento podem dar para a inovação?</text:span></text:p>
      <text:p text:style-name="P1"><text:tab/><text:span text:style-name="T2">O mercado é volátil e dinâmico; </text:span></text:p>
      <text:p text:style-name="P3"><text:tab/><text:span text:style-name="T2">É importante entender as necessidades atuais da sociedade;</text:span></text:p>
      <text:p text:style-name="P1"><text:tab/><text:span text:style-name="T3">O marketing de uma empresa, é o grande responsável por ‘detectar’ uma necessidade do <text:tab/><text:tab/>mercado, </text:span><text:span text:style-name="T4">saber “o que, quanto, e quando” o mercado demanda, para então acionar o <text:tab/><text:tab/>setor de produção de maneira oportuna;</text:span></text:p>
      <text:p text:style-name="P1"><text:tab/><text:span text:style-name="T4">O desenv. De produtos e serviços atua no projeto do produto futuro, se da por meio de <text:tab/><text:tab/><text:tab/>pesquisa e desenvolvimento;</text:span></text:p>
      <text:p text:style-name="P1">-<text:span text:style-name="T5">Uma invenção não necessariamente é uma inovação, pois é necessário a invenção ter valor <text:tab/>comercial; </text:span></text:p>
      <text:p text:style-name="P1">-<text:span text:style-name="T6">Uma inovação também poder ser relacionada ao processo (e não somente a produtos), neste caso, <text:tab/>não são tão visíveis </text:span><text:span text:style-name="T7">para o cliente final</text:span><text:span text:style-name="T6">, </text:span><text:span text:style-name="T7">mas pode gerar condições favorá</text:span><text:span text:style-name="T12">veis</text:span><text:span text:style-name="T7"> para a empresa <text:tab/>no mercado;</text:span><text:span text:style-name="T6"> </text:span></text:p>
      <text:p text:style-name="P1">-<text:span text:style-name="T8">Ciência e tecno</text:span><text:span text:style-name="T9">logia</text:span><text:span text:style-name="T8"> estão intimamente ligada a pesquisa e desenvolvimento;</text:span></text:p>
      <text:p text:style-name="P1">-<text:span text:style-name="T10">Ciência busca saber o por qu</text:span><text:span text:style-name="T11">e</text:span><text:span text:style-name="T10"> das coisas;</text:span></text:p>
      <text:p text:style-name="P1">-<text:span text:style-name="T10">Tecnologia busca saber fazer as coisas;</text:span></text:p>
      <text:p text:style-name="P1"/>
      <text:p text:style-name="P1"/>
      <text:p text:style-name="P4">2-DEMANDA: PRODUTOS E SERVIÇOS </text:p>
      <text:p text:style-name="P4">-<text:span text:style-name="T14">Demanda no mercado está associado a uma necessidade de algo, por exemplo, se existe a <text:tab/>‘demanda’ de um determinado tipo de aplicativo, logo, o mercado precisa estar atento a isso <text:tab/>para buscar soluções para esta demanda e por fim, entregar um produto que venha a suprir <text:tab/>esta demanda.</text:span></text:p>
      <text:p text:style-name="P4">-<text:span text:style-name="T15">Um produto é o resultado de uma produção, que por sua vez, originou esta produção devido a uma <text:tab/>demanda.</text:span></text:p>
      <text:p text:style-name="P4">-<text:span text:style-name="T16">Geralmente, as organizações, tem um setor específico de produção, responsável pela entrega do <text:tab/>produto que esteja dentro do prazo e em conformidade com as especificações.</text:span></text:p>
      <text:p text:style-name="P4">-<text:span text:style-name="T17">Outro setor importante que neste meio é o ‘marketing’, responsável por conversar com o mercado e <text:tab/>observ</text:span><text:span text:style-name="T24">á</text:span><text:span text:style-name="T17">-lo, detectando suas demandas, especificando quantidades, prazos e especificações <text:tab/>em geral. Também é de sua responsabilidade, a ‘oferta’ do produto disponível para <text:tab/>comercialização, bem como, o que este produto pode agregar de valor para o consumidor.</text:span></text:p>
      <text:p text:style-name="P4">-<text:span text:style-name="T18">O mercado não só precisa de produtos, mas também de serviços, itens físicos, tangíveis (que <text:tab/>podem ser tocado, </text:span><text:span text:style-name="T20">armazenados, levados para casa (TV, Carro, bebida)</text:span><text:span text:style-name="T18">), </text:span><text:span text:style-name="T19">muito comum em fábricas tradicionais.</text:span></text:p>
      <text:p text:style-name="P4">-<text:span text:style-name="T20">Outra forma de produto, na verdade chamado de serviços, são os intangíveis, que no caso, são de <text:tab/>‘consumo instantâneo’ e podem ser levados para casa, ou armazenados, como uma aula, <text:tab/>corte de cabelo, atendimento médico.</text:span></text:p>
      <text:p text:style-name="P5">-<text:span text:style-name="T21">Por tanto, o marketing faz a ‘leitura’ do mercado, detectando uma demanda, aciona a produção, <text:tab/>que por sua vez recebe esta demanda de um produto tangível ou intangível, sendo um <text:tab/>produto de fato ou um serviço.</text:span></text:p>
      <text:p text:style-name="P5"/>
      <text:p text:style-name="P6">SISTEMA</text:p>
      <text:p text:style-name="P1">-<text:span text:style-name="T22">Complexa combinação de subsistemas, componentes ou peças e até ‘bioware’, que são seres vivos, <text:tab/>que devem funcionar em perfeita harmonia, </text:span><text:span text:style-name="T23">pois fazem parte de um todo, </text:span><text:span text:style-name="T22"><text:s/>para que uma <text:tab/>necessidade, uma demanda, seja atendida por este sistema.</text:span></text:p>
      <text:p text:style-name="P7">SERVITIZAÇÃO (PSS – PRODUCT SERVICE SYSTEMS) </text:p>
      <text:p text:style-name="P7"><text:soft-page-break/>-Expressão que mescla produtos e serviços no mesmo pacote, que resumindo, troca a posse pela <text:tab/>locação, você de fato adquiri um produto e um serviço, porém estes produtos são ‘locados’ <text:tab/>são seus enquanto você paga por mês para ter, um exemplo são, carros alugados, serviços de <text:tab/>streaming, sistemas de gestão diversos de SasS.</text:p>
      <text:p text:style-name="P7"/>
      <text:p text:style-name="P8">INVENÇÃO X INOVAÇÃO </text:p>
      <text:p text:style-name="P8">-<text:span text:style-name="T25">A invenção é a criação de algo novo, porém, caso este produto ou serviço não seja uma inovação, <text:tab/>ou seja, algo que realmente agregue valor para o consumidor final, esta invenção é útil <text:tab/>apenas para o criador, pois não inovou de fato.</text:span></text:p>
      <text:p text:style-name="P1">-<text:span text:style-name="T26">Criatividade é essencial, deve ter potencial de ser útil a um determinado grupo, vai além da idéia <text:tab/>em si, envolve a solução e como criar esta solução.</text:span></text:p>
      <text:p text:style-name="P1">-<text:span text:style-name="T27">Nem toda inovação é visível diretamente pela sociedade, como por exemplo, a inovação em <text:tab/>processos, que o consumidor final não ve diretamente, mas por esta reduzir custos, pode <text:tab/>chegar de maneira mais barata ao consumidor final, e isso sim, é visto pelo usuário final.</text:span></text:p>
      <text:p text:style-name="P1"/>
      <text:p text:style-name="P9">PREPARAÇÃO </text:p>
      <text:p text:style-name="P9">-<text:span text:style-name="T28">Pesquisa e desenvolvimento </text:span></text:p>
      <text:p text:style-name="P9"><text:tab/><text:span text:style-name="T29">Inovações dificilmente surgem do acaso, pois geralmente são fruto de conhecimento <text:tab/><text:tab/><text:tab/>acumulado de pesquisas e de desenvolvimento.</text:span></text:p>
      <text:p text:style-name="P9">-<text:span text:style-name="T30">Pesquisa básica </text:span></text:p>
      <text:p text:style-name="P9"><text:tab/><text:span text:style-name="T31">São as pesquisas acadêmicas, baseadas em aprender para conhecer e entender determinado <text:tab/><text:tab/>assunto, dominar na medida do possível, porém na visa invenções ou inovações.</text:span></text:p>
      <text:p text:style-name="P9">-<text:span text:style-name="T31">Pesquisas aplicadas </text:span></text:p>
      <text:p text:style-name="P9"><text:tab/><text:span text:style-name="T32">Tem como objetivos, as soluções práticas de problemas, visa mercado, inovações, porém, sempre com bases sólidas acadêmicas.</text:span></text:p>
      <text:p text:style-name="P2">-<text:span text:style-name="T32">No </text:span><text:span text:style-name="T34">B</text:span><text:span text:style-name="T32">rasil a área de Pesquisa ainda não é consolidada, pois as dúvidas sobre as vantagens obtidas </text:span><text:span text:style-name="T33">e <text:tab/>retornos são uma barreira para empresas e instituições investirem de fato nesta área, que <text:tab/>demanda um investimento considerável. Diferente do que ocorre em países desenvolvidos.</text:span></text:p>
      <text:p text:style-name="P2"/>
      <text:p text:style-name="P10">CIÊNCIA X TECNOLOGIA </text:p>
      <text:p text:style-name="P10">-<text:span text:style-name="T35">2 conceitos importantes para quem trabalha com pesquisa e desenvolvimento </text:span></text:p>
      <text:p text:style-name="P10">-<text:span text:style-name="T36">Uma não acompanha a outra necessariamente no que diz respeito a avanços </text:span></text:p>
      <text:p text:style-name="P10">-<text:span text:style-name="T36">Ciência está ligado a ‘porquê’ </text:span></text:p>
      <text:p text:style-name="P10">-<text:span text:style-name="T36">Tecnologia está ligado a ‘saber como’</text:span></text:p>
      <text:p text:style-name="P10">-<text:span text:style-name="T37">Ambas podem gerar inovações. </text:span></text:p>
      <text:p text:style-name="P10">-<text:span text:style-name="T38">A pesquisa e desenvolvimento corre geralmente com uma base multidisciplinar, ou seja, <text:tab/>profissionais de diversas áreas distintas, </text:span><text:span text:style-name="T39">todos com o mesmo objetivo, soluções inovadoras.</text:span></text:p>
      <text:p text:style-name="P10">-<text:span text:style-name="T40">Metodologias estudam caminhos para se atingir ob</text:span><text:span text:style-name="T41">jetivos. </text:span></text:p>
      <text:p text:style-name="P10">-<text:span text:style-name="T42">PDP: Processo de desenvolvimento de produtos, é uma </text:span><text:span text:style-name="T44">metodologia estruturada que descreve todas <text:tab/>as etapas quem uma empresa segue para criar um produto <text:s/>novo, desde a concepção inicial <text:tab/>até o lançamento no mercado. Ele deve garantir que o produto seja desenvolvido de forma <text:tab/>eficiente, com qualidade, e que atenda as necessidades do cliente e do mercado.</text:span></text:p>
      <text:p text:style-name="P10">-<text:span text:style-name="T43">o PDP parte do correto entendimento do problema e ou necessidade, que motiva a busca por <text:tab/>soluções, e ae sim, vem a fase de projetar em camadas para um bom desenvolvimento. </text:span></text:p>
      <text:p text:style-name="P10"/>
      <text:p text:style-name="P10"/>
      <text:p text:style-name="P10">------------------------------------------------------------------------------------------------------------------------</text:p>
      <text:p text:style-name="P10"/>
      <text:p text:style-name="P15">TEMA 1</text:p>
      <text:p text:style-name="P10"/>
      <text:p text:style-name="P15">MÓDULO 2</text:p>
      <text:p text:style-name="P15"/>
      <text:p text:style-name="P19"><text:soft-page-break/>CICLO DE VIDA DO PRODUTO<text:tab/></text:p>
      <text:p text:style-name="P19"/>
      <text:p text:style-name="P18">COMO ABORDAR O DESENVOLVIMENTO DE PRODUTOS OBSERVANDO O SEU CICLO DE VIDA? </text:p>
      <text:p text:style-name="P18">-<text:span text:style-name="T45">Ciclo de vida do desenvolvimento do produto: </text:span></text:p>
      <text:p text:style-name="P18"><text:tab/><text:span text:style-name="T46">identificação de necessidade; </text:span></text:p>
      <text:p text:style-name="P18"><text:tab/><text:span text:style-name="T46">planejamento;</text:span></text:p>
      <text:p text:style-name="P18"><text:tab/><text:span text:style-name="T46">pesquisa; </text:span></text:p>
      <text:p text:style-name="P18"><text:s/><text:tab/><text:span text:style-name="T46">projeto; </text:span></text:p>
      <text:p text:style-name="P18"><text:tab/><text:span text:style-name="T46">produção ou construção; </text:span></text:p>
      <text:p text:style-name="P18"><text:tab/><text:span text:style-name="T46">avaliação; </text:span></text:p>
      <text:p text:style-name="P18"><text:tab/><text:span text:style-name="T46">uso pelo consumidor;</text:span></text:p>
      <text:p text:style-name="P18"><text:tab/><text:span text:style-name="T46">apoio de campo; </text:span></text:p>
      <text:p text:style-name="P18"><text:tab/><text:span text:style-name="T46">descarte do produto ou sistema. </text:span></text:p>
      <text:p text:style-name="P18">-<text:span text:style-name="T47">Na perspectiva ambiental, também envolve a questão do descarte do produto de maneira correta <text:tab/>após a sua inutilidade.</text:span></text:p>
      <text:p text:style-name="P18"/>
      <text:p text:style-name="P27">CONCEITOS DE CICLO DE VIDA EM MARKETING E EM MEIO AMBIENTE </text:p>
      <text:p text:style-name="P20">-<text:span text:style-name="T48">No marketing, está atrelado a “tempo vs vendas”, após o declínio de vendas, o produto é retirado <text:tab/>do mercado.</text:span></text:p>
      <text:p text:style-name="P20">-<text:span text:style-name="T49">É o curso de vendas e da lucratividade do produto ao longo de sua vida.</text:span></text:p>
      <text:p text:style-name="P20">-<text:span text:style-name="T49">Estes estágios são: </text:span></text:p>
      <text:p text:style-name="P20"><text:tab/><text:span text:style-name="T49">Desenvolvimento: </text:span></text:p>
      <text:p text:style-name="P20"><text:tab/><text:tab/><text:span text:style-name="T49">Ideia original transformada em protótipo. </text:span></text:p>
      <text:p text:style-name="P20"><text:tab/><text:span text:style-name="T50">Introdução: </text:span></text:p>
      <text:p text:style-name="P20"><text:tab/><text:tab/><text:span text:style-name="T51">Início das vendas, porém sendo readaptado conforme demanda do cliente.</text:span></text:p>
      <text:p text:style-name="P20"><text:tab/><text:span text:style-name="T51">Crescimento: </text:span></text:p>
      <text:p text:style-name="P20"><text:tab/><text:tab/><text:span text:style-name="T52">É gerado pela satisfação do cliente, que potencializa sua popularidade e vendas. </text:span></text:p>
      <text:p text:style-name="P20"><text:tab/><text:span text:style-name="T54">Maturidade</text:span><text:span text:style-name="T53">: </text:span></text:p>
      <text:p text:style-name="P20"><text:tab/><text:tab/><text:span text:style-name="T55">Oferta e demanda se estabilizam, é o período mais longo, fase de competição. Nesta <text:tab/><text:tab/><text:tab/>fase há uma ênfase operacional para redução de custos do produto.</text:span></text:p>
      <text:p text:style-name="P20"><text:tab/><text:span text:style-name="T56">Declínio: </text:span></text:p>
      <text:p text:style-name="P20"><text:tab/><text:tab/><text:span text:style-name="T57">A fase em que um novo produto vem a substituir este, é a fase de saber como e <text:tab/><text:tab/><text:tab/><text:tab/>quando sair do mercado com este produto.</text:span></text:p>
      <text:p text:style-name="P20">-<text:span text:style-name="T58">Muitos novos produtos não passam do estágio de introdução. </text:span></text:p>
      <text:p text:style-name="P20">-<text:span text:style-name="T59">A grande preocupação hoje em dia é com a questão ambiental, ou seja, a questão do descarte de um <text:tab/>produto após o encerramento do seu ciclo de vida.</text:span></text:p>
      <text:p text:style-name="P20">-<text:span text:style-name="T60">Esta questão é regulada pela ISO 14000, com objetivo de certificar-se de que determinado produto, <text:tab/>em sua fase de produção e na fase de descarte, tenham um aproveitamento correto.</text:span></text:p>
      <text:p text:style-name="P20"/>
      <text:p text:style-name="P21">DESENVOLVIMENTO DE PRODUTOS </text:p>
      <text:p text:style-name="P22">A ABORDAGEM TRADICIONAL DE DESENVOLVIMENTO DE PRODUTOS </text:p>
      <text:p text:style-name="P22">-<text:span text:style-name="T61">Está atrelado a revolução industrial, onde o foco é a produção em massa e a entrega e venda de <text:tab/>produtos ao cliente, sem a observação de um p</text:span><text:span text:style-name="T62">ó</text:span><text:span text:style-name="T61">s venda, manutenção, peças de </text:span><text:span text:style-name="T65">reposição</text:span><text:span text:style-name="T63">, <text:tab/></text:span><text:span text:style-name="T64">nem havia preocupação com a questão ambiental nas fases de descarte</text:span><text:span text:style-name="T61">. O ciclo se encerrava <text:tab/>após a venda.</text:span></text:p>
      <text:p text:style-name="P22">-<text:span text:style-name="T66">Adotou-se a descentralização de produção, ou seja, um fuz</text:span><text:span text:style-name="T67">i</text:span><text:span text:style-name="T66">l por exemplo, suas peças era</text:span><text:span text:style-name="T68">m</text:span><text:span text:style-name="T66"> <text:tab/>fabricadas em locais diferentes, evitando a perca total de peças do produto em um</text:span><text:span text:style-name="T70">a</text:span><text:span text:style-name="T66"> situação <text:tab/>de incên</text:span><text:span text:style-name="T69">d</text:span><text:span text:style-name="T66">io, por exemplo.</text:span></text:p>
      <text:p text:style-name="P22">-<text:span text:style-name="T71">Tudo isso com o passar do tempo, se mostrou ineficaz para os dias de hoje como metodologia de <text:tab/>desenvolvimento de sistemas.</text:span></text:p>
      <text:p text:style-name="P22"/>
      <text:p text:style-name="P23"><text:soft-page-break/>CICLO DE VIDA </text:p>
      <text:p text:style-name="P24">A ABORDAGEM DE CICLO DE VIDA PARA DESENVOLVIMENTO DE PRODUTOS </text:p>
      <text:p text:style-name="P24">-<text:span text:style-name="T72">A abordagem de ciclo de vida se assemelha ao ciclo de vida de nascimento / morte. </text:span></text:p>
      <text:p text:style-name="P24"/>
      <text:p text:style-name="P25">CUSTOS </text:p>
      <text:p text:style-name="P25">CUSTOS NO CICLO DE VIDA </text:p>
      <text:p text:style-name="P25">-<text:span text:style-name="T73">Na abordagem de produção em série, as partes não se conversam, cada um faz o seu, porém não <text:tab/>sabe o que está acontecendo nas demais divisões, por tanto, esta falta de comunicação e <text:tab/>interação, faz com que, situações que poderiam ser resolvidas com uma boa comunicação, se <text:tab/>transforma em problemas em etapas futuras, inclusive, gerando custos desnecessários.</text:span></text:p>
      <text:p text:style-name="P20">-<text:span text:style-name="T74">Um exemplo clássico são carros que, após serem produzidos e vendidos, precisam voltar para <text:tab/>recall.</text:span></text:p>
      <text:p text:style-name="P20"/>
      <text:p text:style-name="P20"/>
      <text:p text:style-name="P11">------------------------------------------------------------------------------------------------------------------------</text:p>
      <text:p text:style-name="P11"/>
      <text:p text:style-name="P16">TEMA 1</text:p>
      <text:p text:style-name="P12"/>
      <text:p text:style-name="P16">MÓDULO <text:span text:style-name="T105">3</text:span></text:p>
      <text:p text:style-name="P11"/>
      <text:p text:style-name="P26">ANÁLISE DE MERCADO, PATENTES E PROPRIEDADE INTELECTUAL E INDUSTRIAL </text:p>
      <text:p text:style-name="P28">QUAL A IMPORTÂNCIA <text:s/>DA UTILIZAÇÃO DE MECANISMOS PARA PROTEÇÃO DE <text:tab/>PRODUTOS INOVADORES?</text:p>
      <text:p text:style-name="P28">-<text:span text:style-name="T75">vídeo OK </text:span></text:p>
      <text:p text:style-name="P28"/>
      <text:p text:style-name="P29">MERCADO </text:p>
      <text:p text:style-name="P29">ANÁLISE DE MERCADO </text:p>
      <text:p text:style-name="P29">-<text:span text:style-name="T76">O mercado é baseado no modelo de ‘produção-mercado’: </text:span></text:p>
      <text:p text:style-name="P29"><text:tab/><text:span text:style-name="T77">FUNÇÃO MARKETING </text:span></text:p>
      <text:p text:style-name="P29"><text:tab/><text:tab/>-<text:span text:style-name="T77">Ler e interpretar o mercado. </text:span></text:p>
      <text:p text:style-name="P29"><text:tab/><text:tab/>-<text:span text:style-name="T77">Estimular uma demanda no mercado.</text:span></text:p>
      <text:p text:style-name="P29"><text:tab/><text:tab/>-<text:span text:style-name="T79">Pode ser desempenhado por outros setores.</text:span></text:p>
      <text:p text:style-name="P29"><text:tab/><text:span text:style-name="T77">FUNÇÃO DESENVOLVIMENTO DE PRODUTOS/SERVIÇOS </text:span></text:p>
      <text:p text:style-name="P29"><text:tab/><text:tab/>-<text:span text:style-name="T77">Pensar e conceber o produto do futuro.</text:span></text:p>
      <text:p text:style-name="P29"><text:tab/><text:span text:style-name="T77">FUNÇÃO PRODUÇÃO </text:span></text:p>
      <text:p text:style-name="P29"><text:tab/><text:tab/>-<text:span text:style-name="T78">Prover o novo produto demandado</text:span></text:p>
      <text:p text:style-name="P29"/>
      <text:p text:style-name="P38">PCP – PLANEJAMENTO E CONTROLE DA PRODUÇÃO </text:p>
      <text:p text:style-name="P29">-<text:span text:style-name="T80">Setor responsável por equilibrar a produção, não fazer demais e estocar, não fazer de menos e <text:tab/>desabastecer</text:span><text:tab/></text:p>
      <text:p text:style-name="P29"/>
      <text:p text:style-name="P30">O DIREITO SOBRE A IDEIA </text:p>
      <text:p text:style-name="P31">PROPRIEDADE INTELECTUAL </text:p>
      <text:p text:style-name="P31">-<text:span text:style-name="T81">Qualquer criação ou produto do intelecto humano que possa ser protegido. </text:span></text:p>
      <text:p text:style-name="P31">-<text:span text:style-name="T82">Pode ser literária, </text:span><text:span text:style-name="T83">industrial,</text:span><text:span text:style-name="T82"> artística ou científica. </text:span></text:p>
      <text:p text:style-name="P31">-<text:span text:style-name="T84">É passível de proteção jurídica por determinado tempo. </text:span></text:p>
      <text:p text:style-name="P31">-<text:span text:style-name="T84">Incentiva investidores, pois sabendo que determinada invenção não pode ser copiada, está seguro <text:tab/>para começar ou continuar investindo em determinada ideia.</text:span></text:p>
      <text:p text:style-name="P11"/>
      <text:p text:style-name="P32">DIREITOS AUTORAIS </text:p>
      <text:p text:style-name="P32">-associado a trabalho artístico. </text:p>
      <text:p text:style-name="P32"><text:soft-page-break/>-<text:span text:style-name="T86">Não depende de registro prévio para reivindicar os direitos, porém o registro tem epso positivo em <text:tab/>uma possível ação judicial.<text:tab/></text:span></text:p>
      <text:p text:style-name="P32"/>
      <text:p text:style-name="P32">PROPRIEDADE INDUSTRIAL </text:p>
      <text:p text:style-name="P32">-<text:span text:style-name="T85">associado a marcas, patentes, desenhos industriais e indicações geográficas. </text:span></text:p>
      <text:p text:style-name="P32"/>
      <text:p text:style-name="P33">REGISTROS </text:p>
      <text:p text:style-name="P33">-músicas, filmes, produções científicas e literárias: Biblioteca Nacional e Escola de música da <text:tab/>universidade federal do RJ. </text:p>
      <text:p text:style-name="P33">-esculturas, gravuras, pinturas e desenhos: Escola de Belas artes da uni. Do RJ </text:p>
      <text:p text:style-name="P33">-<text:span text:style-name="T87">projetos, mapas, cartas geográficas: CONFEA </text:span></text:p>
      <text:p text:style-name="P33"/>
      <text:p text:style-name="P34">O DIREITO SOBRE A MARCA </text:p>
      <text:p text:style-name="P34">PROPRIEDADE INDUSTRIAL </text:p>
      <text:p text:style-name="P34">-<text:span text:style-name="T88">Abrange o escopo de desenvolvimento de produtos/sistemas </text:span></text:p>
      <text:p text:style-name="P34">-<text:span text:style-name="T89">marcas, patentes (invenção e modelo de utilidade)</text:span></text:p>
      <text:p text:style-name="P34">-<text:span text:style-name="T89">indicações geográficas, desenho industrial e concorrência desleal </text:span></text:p>
      <text:p text:style-name="P34">-<text:span text:style-name="T90">importante para a economia, preserva conhecimento aplicado e pesquisas realizadas. </text:span></text:p>
      <text:p text:style-name="P34">-<text:span text:style-name="T90">a marca pode ser usado para certificar a conformidade com especificações técnicas e ou normas </text:span></text:p>
      <text:p text:style-name="P34">-<text:span text:style-name="T91">a marca é a essência, identidade e a importância do produto, ao seu valor e necessidade no <text:tab/>mercado. </text:span></text:p>
      <text:p text:style-name="P34">-<text:span text:style-name="T92">a proteção do desenho industrial se refere à forma do objeto, termos geométricos, cores linhas e <text:tab/>combinações do produto. </text:span></text:p>
      <text:p text:style-name="P34">-<text:span text:style-name="T93">tudo isso é para evitar, plágios, uso indevido de marcas, cópias irregulares e gerando concorrência <text:tab/>desleal.</text:span></text:p>
      <text:p text:style-name="P34"/>
      <text:p text:style-name="P35">REGISTRO </text:p>
      <text:p text:style-name="P35">PATENTES </text:p>
      <text:p text:style-name="P35">-<text:span text:style-name="T94">a patente é o título recebido pelo inventor, ou a quem este conceder os direitos, para uso e <text:tab/>exploração comercial de uma inovação.</text:span></text:p>
      <text:p text:style-name="P35">-<text:span text:style-name="T95">a patente tem prazo para expirar </text:span></text:p>
      <text:p text:style-name="P35">-<text:span text:style-name="T96">resulta em benefícios econômicos para a comunidade e estimula o desenvolvimento de tecnologias. </text:span></text:p>
      <text:p text:style-name="P35"/>
      <text:p text:style-name="P36">PATENTE DE MODELO DE UTILIDADE </text:p>
      <text:p text:style-name="P36">-<text:span text:style-name="T97">concedida a alguém que, através de algo já inventado e patenteado, desenvolve novas <text:tab/>modificações, lhes conferindo novos ganhos ou funcionalidade.</text:span></text:p>
      <text:p text:style-name="P35"/>
      <text:p text:style-name="P37">REQUISITOS PARA PATENTE </text:p>
      <text:p text:style-name="P37">-<text:span text:style-name="T98">necessário de fato ser uma novidade </text:span></text:p>
      <text:p text:style-name="P37">-<text:span text:style-name="T99">oriunda de atividade inventiva </text:span></text:p>
      <text:p text:style-name="P37">-<text:span text:style-name="T100">justificada pelo fato de poder ser industrializada e aceita no mercado </text:span></text:p>
      <text:p text:style-name="P37">-<text:span text:style-name="T100">patentes conferidas no BR, só tem validade em território nacional.</text:span></text:p>
      <text:p text:style-name="P37">-<text:span text:style-name="T100">para estender para outros países, necessário depósito de patentes originalmente nacionais deles </text:span></text:p>
      <text:p text:style-name="P37">-<text:span text:style-name="T101">à partir da data da invenção, o inventor tem 12 meses para requerer a proteção</text:span></text:p>
      <text:p text:style-name="P37">-<text:span text:style-name="T101">a documentação para requerer envolve: desenhos, resumos e relatórios descritivos. </text:span></text:p>
      <text:p text:style-name="P37">-<text:span text:style-name="T101">em autoria compartilhada, determinar o percentual de contribuição </text:span></text:p>
      <text:p text:style-name="P37">-<text:span text:style-name="T102">Quando desenvolvido em entidades públicas, dependendo da cláusula contratual, a detentora da <text:tab/>patente pode ficar para a instituição.</text:span></text:p>
      <text:p text:style-name="P37">-<text:span text:style-name="T103">a proteção da patente é de 20 anos. </text:span></text:p>
      <text:p text:style-name="P37"/>
      <text:p text:style-name="P37">-<text:span text:style-name="T104">desenhos industriais <text:s/>ou modelos de utilidades é de 15 anos </text:span></text:p>
      <text:p text:style-name="P37"/>
      <text:p text:style-name="P13"><text:soft-page-break/>------------------------------------------------------------------------------------------------------------------------</text:p>
      <text:p text:style-name="P13"/>
      <text:p text:style-name="P17">TEMA 1</text:p>
      <text:p text:style-name="P13"/>
      <text:p text:style-name="P17">MÓDULO <text:span text:style-name="T106">4</text:span></text:p>
      <text:p text:style-name="P17"/>
      <text:p text:style-name="P40">VISÃO GERAL DO PROCESSO DE DESENVOLVIMENTO DE PRODUTOS (PDP)</text:p>
      <text:p text:style-name="P41">ABORDAGEM DE PDP </text:p>
      <text:p text:style-name="P41">CONCEITOS E ABORDAGENS METODOLÓGICAS </text:p>
      <text:p text:style-name="P41">-<text:span text:style-name="T108">N</text:span><text:span text:style-name="T107">ão existe receita única para se desenvolver produtos. </text:span></text:p>
      <text:p text:style-name="P41">-<text:span text:style-name="T108">Tudo se origina do mercado e para ele retorna. </text:span></text:p>
      <text:p text:style-name="P41">-<text:span text:style-name="T109">Quando se vai desenvolver um sistema/produto, é importante analisar o ambiente operacional onde <text:tab/>este sistema/produto estará em funcionamento.</text:span></text:p>
      <text:p text:style-name="P41">-<text:span text:style-name="T110">O desenvolvimento de um produto pode ir do mais simples possível, ao extremo complexo. </text:span></text:p>
      <text:p text:style-name="P42">-<text:span text:style-name="T111">Protótipo de produto ainda não é uma solução comercializável. </text:span></text:p>
      <text:p text:style-name="P42"/>
      <text:p text:style-name="P43">ENGENHARIA SIMULTÂNEA OU ENGENHARIA DE SISTEMAS </text:p>
      <text:p text:style-name="P43">-<text:span text:style-name="T112">O projeto do produto e o projeto do processo caminham juntos. </text:span></text:p>
      <text:p text:style-name="P43">-<text:span text:style-name="T113">Possui abordagem de ciclo de vida. </text:span></text:p>
      <text:p text:style-name="P43">-<text:span text:style-name="T114">Em paralelo com os projetos do sistema </text:span><text:span text:style-name="T115">logístico</text:span><text:span text:style-name="T114"> e de apoio à manutenção. </text:span></text:p>
      <text:p text:style-name="P43"/>
      <text:p text:style-name="P44">SOLUÇÕES</text:p>
      <text:p text:style-name="P45">CONCEPÇÃO DE SOLUÇÕES </text:p>
      <text:p text:style-name="P45">-<text:span text:style-name="T116">A empresas se sustentam no mercado atendendo demandas, aproveitando as oportunidades. </text:span></text:p>
      <text:p text:style-name="P45">-<text:span text:style-name="T117">Monitorar o mercado, desenvolver estratégias organizacionais e de desenvolvimento de produtos, é <text:tab/>o que impulsiona positivamente uma empresa no mercado.</text:span></text:p>
      <text:p text:style-name="P45">-<text:span text:style-name="T118">Este monitoramento do mercado está atrelado a identificar os potenciais clientes. </text:span></text:p>
      <text:p text:style-name="P45">-<text:span text:style-name="T119">Não menos importante, identificar os possíveis concorrentes, e assim, entender possíveis riscos. </text:span></text:p>
      <text:p text:style-name="P45"/>
      <text:p text:style-name="P46">MISSÃO / VISÃO DA EMPRESA </text:p>
      <text:p text:style-name="P46">-<text:span text:style-name="T120">serve de base para o planejamento estratégico da empresa, ajustando-se ao mercado em que se <text:tab/>inserem.</text:span></text:p>
      <text:p text:style-name="P46"/>
      <text:p text:style-name="P47">REQUISITOS OPERACIONAIS </text:p>
      <text:p text:style-name="P47">-<text:span text:style-name="T121">são condicionantes operacionais: intensidade de operação, perfil operacional, condições <text:tab/>ambientais, requisitos de desempenho e eficácia.</text:span></text:p>
      <text:p text:style-name="P47"/>
      <text:p text:style-name="P48">PRODUTOS </text:p>
      <text:p text:style-name="P48">DESENVOLVIMENTO DO PRODUTO </text:p>
      <text:p text:style-name="P48">-<text:span text:style-name="T122">Pode envolver tecnologias não dominadas, porém, gerando mais tempo de desenvolvimento, <text:tab/>devido aos testes necessários e ajustes.</text:span></text:p>
      <text:p text:style-name="P48">-<text:span text:style-name="T123">O desenvolvimento acontece em top-down (cima para baixo), começando da parte mais ampla é <text:tab/>genérica, passando por ramificações, até chegar em detalhes bastante específicos.</text:span></text:p>
      <text:p text:style-name="P48"/>
      <text:p text:style-name="P49">QFD – QUALITY FUNCTION DEPLYMENT (desdobramento da função qualidade). </text:p>
      <text:p text:style-name="P49">-<text:span text:style-name="T124">Ferramenta utilizada por projetistas a desenvolverem requi</text:span><text:span text:style-name="T125">sitos de projetos. </text:span></text:p>
      <text:p text:style-name="P49"/>
      <text:p text:style-name="P50"><text:span text:style-name="T126">CONFIABILIDADE</text:span> </text:p>
      <text:p text:style-name="P50">-<text:span text:style-name="T127">É a probabilidade de algo funcionar de maneira satisfatória, </text:span><text:span text:style-name="T128">de acordo com os níveis especificados <text:tab/>para quele produto.</text:span></text:p>
      <text:p text:style-name="P50">-<text:span text:style-name="T129">A análise da confiabilidade já usada na fase do protótipo. </text:span></text:p>
      <text:p text:style-name="P50"/>
      <text:p text:style-name="P51"><text:soft-page-break/>INTERFACES </text:p>
      <text:p text:style-name="P51">-<text:span text:style-name="T130">são dispositivos lógicos/físicos, desenvolvidos para atender especificamente uma necessidade deste <text:tab/>sistema, atendo se a realizar algo específico, e muitas vezes não podendo ser previsto <text:tab/><text:tab/><text:tab/>anteriormente. </text:span></text:p>
      <text:p text:style-name="P51"><text:tab/><text:span text:style-name="T130">Ex: a borracha do coxim do motor de um carro, que tem a função específica de amortecer o <text:tab/><text:tab/>atrito entre o motor, e o carro.</text:span></text:p>
      <text:p text:style-name="P51"/>
      <text:p text:style-name="P52">VIDA ÚTIL </text:p>
      <text:p text:style-name="P53">iniciar (conceito 5/6) </text:p>
      <text:p text:style-name="P51"/>
      <text:p text:style-name="P45"/>
      <text:p text:style-name="P43"/>
      <text:p text:style-name="P40"/>
      <text:p text:style-name="P37"/>
      <text:p text:style-name="P37"/>
      <text:p text:style-name="P34"/>
      <text:p text:style-name="P33"/>
      <text:p text:style-name="P33"/>
      <text:p text:style-name="P32"/>
      <text:p text:style-name="P20"/>
      <text:p text:style-name="P20"><text:tab/><text:tab/></text:p>
      <text:p text:style-name="P18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18:48.929000000</meta:creation-date>
    <dc:date>2024-10-21T20:25:45.910000000</dc:date>
    <meta:editing-duration>PT6H34M19S</meta:editing-duration>
    <meta:editing-cycles>194</meta:editing-cycles>
    <meta:generator>LibreOffice/24.2.3.2$Windows_X86_64 LibreOffice_project/433d9c2ded56988e8a90e6b2e771ee4e6a5ab2ba</meta:generator>
    <meta:document-statistic meta:table-count="0" meta:image-count="0" meta:object-count="0" meta:page-count="7" meta:paragraph-count="195" meta:word-count="2246" meta:character-count="15171" meta:non-whitespace-character-count="12855"/>
  </office:meta>
</office:document-meta>
</file>